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14.4197916666667cm" style:use-optimal-column-width="true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No contiene la b</text:p>
          </table:table-cell>
          <table:table-cell office:value-type="string" table:style-name="ce3">
            <text:p>Contiene la b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Hol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office:value-type="string" table:style-name="ce5">
            <text:p>"bola", "Bola", "Arbol", "ARBOL", "AAAAB", "aaaab", "Baaaab", "baaaB", "BAAAAB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3:21:24Z</dc:date>
    <meta:editing-cycles>5</meta:editing-cycles>
    <meta:editing-duration>PT3599S</meta:editing-duration>
  </office:meta>
</office:document-meta>
</file>